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Purdue Fort Wayne (8-8 (0-2 Summit))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22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Denver (10-3 (1-0 Summit))</text:p>
          </table:table-cell>
          <table:table-cell office:value-type="string">
            <text:p>25</text:p>
          </table:table-cell>
          <table:table-cell office:value-type="string">
            <text:p>21</text:p>
          </table:table-cell>
          <table:table-cell office:value-type="string">
            <text:p>25</text:p>
          </table:table-cell>
          <table:table-cell office:value-type="string">
            <text:p>21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31</text:p>
          </table:table-cell>
          <table:table-cell office:value-type="string">
            <text:p>.06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36</text:p>
          </table:table-cell>
          <table:table-cell office:value-type="string">
            <text:p>.33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33</text:p>
          </table:table-cell>
          <table:table-cell office:value-type="string">
            <text:p>.152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.167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.125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28</text:p>
          </table:table-cell>
          <table:table-cell office:value-type="string">
            <text:p>.21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8</text:p>
          </table:table-cell>
          <table:table-cell office:value-type="string">
            <text:p>39</text:p>
          </table:table-cell>
          <table:table-cell office:value-type="string">
            <text:p>.15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6</text:p>
          </table:table-cell>
          <table:table-cell office:value-type="string">
            <text:p>41</text:p>
          </table:table-cell>
          <table:table-cell office:value-type="string">
            <text:p>.268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33</text:p>
          </table:table-cell>
          <table:table-cell office:value-type="string">
            <text:p>.212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.400</text:p>
          </table:table-cell>
        </table:table-row>
      </table:table>
      <table:table table:name="Sheet 2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e'Bria Gree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22</text:p>
          </table:table-cell>
          <table:table-cell office:value-type="string">
            <text:p>.27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 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36</text:p>
          </table:table-cell>
          <table:table-cell office:value-type="string">
            <text:p>.1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-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 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27</text:p>
          </table:table-cell>
          <table:table-cell office:value-type="string">
            <text:p>.1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5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35</text:p>
          </table:table-cell>
          <table:table-cell office:value-type="string">
            <text:p>.229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.43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1</text:p>
          </table:table-cell>
          <table:table-cell office:value-type="string">
            <text:p>25</text:p>
          </table:table-cell>
          <table:table-cell office:value-type="string">
            <text:p>146</text:p>
          </table:table-cell>
          <table:table-cell office:value-type="string">
            <text:p>.178</text:p>
          </table:table-cell>
          <table:table-cell office:value-type="string">
            <text:p>50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63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4.0</text:p>
          </table:table-cell>
        </table:table-row>
      </table:table>
      <table:table table:name="Sheet 3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25</text:p>
          </table:table-cell>
          <table:table-cell office:value-type="string">
            <text:p>-.12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ndrea Edd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Olivia Novotny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ecca Mau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27</text:p>
          </table:table-cell>
          <table:table-cell office:value-type="string">
            <text:p>.29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ydia Bartalo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3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23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 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31</text:p>
          </table:table-cell>
          <table:table-cell office:value-type="string">
            <text:p>.35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33</text:p>
          </table:table-cell>
          <table:table-cell office:value-type="string">
            <text:p>.30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22</text:p>
          </table:table-cell>
          <table:table-cell office:value-type="string">
            <text:p>.27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3</text:p>
          </table:table-cell>
          <table:table-cell office:value-type="string">
            <text:p>25</text:p>
          </table:table-cell>
          <table:table-cell office:value-type="string">
            <text:p>161</text:p>
          </table:table-cell>
          <table:table-cell office:value-type="string">
            <text:p>.236</text:p>
          </table:table-cell>
          <table:table-cell office:value-type="string">
            <text:p>62</text:p>
          </table:table-cell>
          <table:table-cell office:value-type="string">
            <text:p>5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59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79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